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style="italic" fo:font-weight="bold" officeooo:rsid="00155e99" officeooo:paragraph-rsid="000e930a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 style:list-style-name="L1">
      <style:text-properties style:font-name="Nimbus Sans" fo:font-size="12pt" fo:font-weight="normal" officeooo:rsid="0010e193" officeooo:paragraph-rsid="0010e19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Nimbus Sans" fo:font-size="12pt" fo:font-weight="normal" officeooo:rsid="0011cc6b" officeooo:paragraph-rsid="0011cc6b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weight="normal" officeooo:rsid="000e930a" officeooo:paragraph-rsid="0010e19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" fo:font-size="12pt" fo:font-weight="normal" officeooo:rsid="00166d09" officeooo:paragraph-rsid="00166d09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imbus Sans" fo:font-size="16pt" fo:font-weight="bold" officeooo:rsid="00166d09" officeooo:paragraph-rsid="00166d09" style:font-size-asian="16pt" style:font-weight-asian="bold" style:font-size-complex="16pt" style:font-weight-complex="bold"/>
    </style:style>
    <style:style style:name="T1" style:family="text">
      <style:text-properties officeooo:rsid="0010e193"/>
    </style:style>
    <style:style style:name="T2" style:family="text">
      <style:text-properties officeooo:rsid="0011cc6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6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rk Rub</text:p>
      <text:p text:style-name="P1"/>
      <text:p text:style-name="P5"><text:span text:style-name="T4">¼</text:span><text:span text:style-name="T1"> c</text:span>.<text:tab/><text:tab/><text:span text:style-name="T4">Paprika</text:span></text:p>
      <text:p text:style-name="P6">¼ c.<text:tab/><text:tab/>Brown sugar</text:p>
      <text:p text:style-name="P6">2 T.<text:tab/><text:tab/>Onion powder</text:p>
      <text:p text:style-name="P6">2 T.<text:tab/><text:tab/>Garlic powder</text:p>
      <text:p text:style-name="P6">2 T.<text:tab/><text:tab/>Salt</text:p>
      <text:p text:style-name="P6">1 T.<text:tab/><text:tab/>Pepper, black</text:p>
      <text:p text:style-name="P6">1 ½ t.<text:tab/><text:tab/>Cayenne</text:p>
      <text:p text:style-name="P6">1 ½ t.<text:tab/><text:tab/>Majoram</text:p>
      <text:p text:style-name="P4"/>
      <text:p text:style-name="P6">Add all ingredients to a canning jar and shake to mi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0T13:21:04.920502192</dc:date>
    <meta:editing-duration>PT19M4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3" meta:character-count="188" meta:non-whitespace-character-count="147"/>
  </office:meta>
</office:document-meta>
</file>